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4a6b" officeooo:paragraph-rsid="000e4a6b"/>
    </style:style>
    <style:style style:name="P2" style:family="paragraph" style:parent-style-name="Standard">
      <style:text-properties fo:color="#ff0000" fo:font-size="42pt" officeooo:rsid="000e4a6b" officeooo:paragraph-rsid="000e4a6b" style:font-size-asian="42pt" style:language-asian="zh" style:country-asian="CN" style:font-size-complex="4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用法与FileReader一样</text:p>
      <text:p text:style-name="P1"/>
      <text:p text:style-name="P1">public static void fu(){</text:p>
      <text:p text:style-name="P1"><text:tab/> <text:s text:c="2"/>//创建输入流</text:p>
      <text:p text:style-name="P1"><text:tab/> <text:s text:c="2"/>FileInputStream fi=null;</text:p>
      <text:p text:style-name="P1"><text:tab/> <text:s text:c="2"/>//创建输入流</text:p>
      <text:p text:style-name="P1"><text:tab/> <text:s text:c="2"/>FileOutputStream fo=null;</text:p>
      <text:p text:style-name="P1"><text:tab/> <text:s text:c="2"/>try {</text:p>
      <text:p text:style-name="P1"><text:tab/><text:tab/> fi=new FileInputStream("F:/代码/Zfc.java");</text:p>
      <text:p text:style-name="P1"><text:tab/><text:tab/> fo=new FileOutputStream("F:/Zfc.java");</text:p>
      <text:p text:style-name="P1"><text:tab/><text:tab/> int num=-1;</text:p>
      <text:p text:style-name="P1"><text:s text:c="9"/>byte byt[] =new byte[1024];</text:p>
      <text:p text:style-name="P1"><text:s text:c="9"/>while((num=fi.read(byt))!=-1){</text:p>
      <text:p text:style-name="P1"><text:s text:c="8"/><text:tab/> fo.write(byt);</text:p>
      <text:p text:style-name="P1"><text:s text:c="9"/>}</text:p>
      <text:p text:style-name="P1"><text:s text:c="9"/>fo.flush();</text:p>
      <text:p text:style-name="P1"><text:tab/>} catch (FileNotFoundException e) {</text:p>
      <text:p text:style-name="P1"><text:tab/><text:tab/>// TODO Auto-generated catch block</text:p>
      <text:p text:style-name="P1"><text:tab/><text:tab/>e.printStackTrace();</text:p>
      <text:p text:style-name="P1"><text:tab/>}catch (IOException e){</text:p>
      <text:p text:style-name="P1"><text:tab/><text:tab/>e.printStackTrace();</text:p>
      <text:p text:style-name="P1"><text:tab/>}finally{</text:p>
      <text:p text:style-name="P1"><text:tab/><text:tab/><text:tab/>try {</text:p>
      <text:p text:style-name="P1"><text:tab/><text:tab/><text:tab/><text:tab/>if(fo!=null)</text:p>
      <text:p text:style-name="P1"><text:tab/><text:tab/><text:tab/><text:tab/>fo.close();</text:p>
      <text:p text:style-name="P1"><text:tab/><text:tab/><text:tab/><text:tab/>if(fi!=null)</text:p>
      <text:p text:style-name="P1"><text:tab/><text:tab/><text:tab/><text:tab/><text:tab/>fi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}</text:p>
      <text:p text:style-name="P1"><text:tab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3</meta:editing-cycles>
    <meta:generator>LibreOffice/5.3.0.3$Windows_X86_64 LibreOffice_project/7074905676c47b82bbcfbea1aeefc84afe1c50e1</meta:generator>
    <dc:date>2017-12-28T22:40:28.168000000</dc:date>
    <meta:document-statistic meta:table-count="0" meta:image-count="0" meta:object-count="0" meta:page-count="1" meta:paragraph-count="33" meta:word-count="82" meta:character-count="677" meta:non-whitespace-character-count="525"/>
    <meta:user-defined meta:name="Info 1"/>
    <meta:user-defined meta:name="Info 2"/>
    <meta:user-defined meta:name="Info 3"/>
    <meta:user-defined meta:name="Info 4"/>
  </office:meta>
</office:document-meta>
</file>